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e75a7" officeooo:paragraph-rsid="000e75a7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4067" officeooo:paragraph-rsid="0012406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4f5b" officeooo:paragraph-rsid="00124f5b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485cc" officeooo:paragraph-rsid="001485cc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d2d2f" officeooo:paragraph-rsid="001d2d2f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eee36" officeooo:paragraph-rsid="001eee36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3a1f8" officeooo:paragraph-rsid="0023a1f8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e75a7" officeooo:paragraph-rsid="000e75a7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428e1" officeooo:paragraph-rsid="002428e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485cc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d2d2f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369ac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24f495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25f98e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81e4b" officeooo:paragraph-rsid="00181e4b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71cdb" officeooo:paragraph-rsid="00271cdb"/>
    </style:style>
    <style:style style:name="T1" style:family="text">
      <style:text-properties officeooo:rsid="00124f5b"/>
    </style:style>
    <style:style style:name="T2" style:family="text">
      <style:text-properties officeooo:rsid="001309f7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485cc" style:font-size-asian="14pt" style:font-size-complex="14pt"/>
    </style:style>
    <style:style style:name="T5" style:family="text">
      <style:text-properties style:font-name="Times New Roman" fo:font-size="14pt" officeooo:rsid="00171677" style:font-size-asian="14pt" style:font-size-complex="14pt"/>
    </style:style>
    <style:style style:name="T6" style:family="text">
      <style:text-properties style:font-name="Times New Roman" fo:font-size="14pt" officeooo:rsid="00196b7c" style:font-size-asian="14pt" style:font-size-complex="14pt"/>
    </style:style>
    <style:style style:name="T7" style:family="text">
      <style:text-properties style:font-name="Times New Roman" fo:font-size="14pt" officeooo:rsid="001ad2a6" style:font-size-asian="14pt" style:font-size-complex="14pt"/>
    </style:style>
    <style:style style:name="T8" style:family="text">
      <style:text-properties style:font-name="Times New Roman" fo:font-size="14pt" officeooo:rsid="001bc0a0" style:font-size-asian="14pt" style:font-size-complex="14pt"/>
    </style:style>
    <style:style style:name="T9" style:family="text">
      <style:text-properties style:font-name="Times New Roman" fo:font-size="14pt" officeooo:rsid="001d09cc" style:font-size-asian="14pt" style:font-size-complex="14pt"/>
    </style:style>
    <style:style style:name="T10" style:family="text">
      <style:text-properties style:font-name="Times New Roman" fo:font-size="14pt" officeooo:rsid="001d0f5d" style:font-size-asian="14pt" style:font-size-complex="14pt"/>
    </style:style>
    <style:style style:name="T11" style:family="text">
      <style:text-properties style:font-name="Times New Roman" fo:font-size="14pt" officeooo:rsid="001d2d2f" style:font-size-asian="14pt" style:font-size-complex="14pt"/>
    </style:style>
    <style:style style:name="T12" style:family="text">
      <style:text-properties style:font-name="Times New Roman" fo:font-size="14pt" officeooo:rsid="001fcb17" style:font-size-asian="14pt" style:font-size-complex="14pt"/>
    </style:style>
    <style:style style:name="T13" style:family="text">
      <style:text-properties style:font-name="Times New Roman" fo:font-size="14pt" officeooo:rsid="0020531a" style:font-size-asian="14pt" style:font-size-complex="14pt"/>
    </style:style>
    <style:style style:name="T14" style:family="text">
      <style:text-properties style:font-name="Times New Roman" fo:font-size="14pt" officeooo:rsid="00217362" style:font-size-asian="14pt" style:font-size-complex="14pt"/>
    </style:style>
    <style:style style:name="T15" style:family="text">
      <style:text-properties style:font-name="Times New Roman" fo:font-size="14pt" officeooo:rsid="00181e4b" style:font-size-asian="14pt" style:font-size-complex="14pt"/>
    </style:style>
    <style:style style:name="T16" style:family="text">
      <style:text-properties style:font-name="Times New Roman" fo:font-size="14pt" officeooo:rsid="002369ac" style:font-size-asian="14pt" style:font-size-complex="14pt"/>
    </style:style>
    <style:style style:name="T17" style:family="text">
      <style:text-properties style:font-name="Times New Roman" fo:font-size="14pt" officeooo:rsid="0025f98e" style:font-size-asian="14pt" style:font-size-complex="14pt"/>
    </style:style>
    <style:style style:name="T18" style:family="text">
      <style:text-properties style:font-name="Times New Roman" fo:font-size="14pt" officeooo:rsid="00265b94" style:font-size-asian="14pt" style:font-size-complex="14pt"/>
    </style:style>
    <style:style style:name="T19" style:family="text">
      <style:text-properties style:font-name="Times New Roman" fo:font-size="14pt" fo:font-weight="bold" officeooo:rsid="002428e1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normal" officeooo:rsid="000e75a7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4f495" style:font-size-asian="14pt" style:font-weight-asian="normal" style:font-size-complex="14pt" style:font-weight-complex="normal"/>
    </style:style>
    <style:style style:name="T22" style:family="text">
      <style:text-properties officeooo:rsid="000e75a7"/>
    </style:style>
    <style:style style:name="T23" style:family="text">
      <style:text-properties fo:font-weight="normal" officeooo:rsid="000e75a7" style:font-weight-asian="normal" style:font-weight-complex="normal"/>
    </style:style>
    <style:style style:name="T24" style:family="text">
      <style:text-properties officeooo:rsid="0024f495"/>
    </style:style>
    <style:style style:name="T25" style:family="text">
      <style:text-properties officeooo:rsid="00265b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3 Технологический раздел</text:p>
      <text:p text:style-name="P1"><text:tab/>В данном разделе будет выполнено обоснование программных средств реализации метода. Также будет разработано программное обеспечение, реализующее описанный метод, и выполнено тестирование путем выполнения запросов в пределах одного соединения в нескольких потоках. Будут описаны основные особенности реализации.</text:p>
      <text:p text:style-name="P8">3.1 Обоснование программных средств</text:p>
      <text:p text:style-name="P1"><text:tab/>В качестве языка программирования был выбран язык Си, так как исходный код PostgreSQL, в том числе библиотека libpq, написаны на нем. Языком программирования внешнего модуля был выбран С++ из-за наличия опыта написания на нем, а также предоставляемых возможностей использования объектно-ориентированного подхода.</text:p>
      <text:p text:style-name="P1"><text:tab/>Средой разработки был выбран текстовый редактор SublimeText из-за его высокой скорости работы и низких требований к ресурсам операционной системы.</text:p>
      <text:p text:style-name="P1"/>
      <text:p text:style-name="P14"><text:span text:style-name="T17">3.X </text:span><text:span text:style-name="T18">Реализация основных</text:span><text:span text:style-name="T17"> этап</text:span><text:span text:style-name="T18">ов</text:span><text:span text:style-name="T17"> метода</text:span></text:p>
      <text:p text:style-name="P16"><text:span text:style-name="T17">П</text:span><text:span text:style-name="T3">осмотреть лаб6 по ОС</text:span></text:p>
      <text:p text:style-name="P1"/>
      <text:p text:style-name="P4">3.X Внешний модуль</text:p>
      <text:p text:style-name="P10"><text:span text:style-name="T4"><text:tab/>Так как разработанный метод является функцией интерфейса libpq, был реализован внешний метод, выполняющий создание потоков, в каждом из которых вызывается функция P</text:span><text:span text:style-name="T5">Q</text:span><text:span text:style-name="T4">execThread(). </text:span><text:span text:style-name="T5">На рисунке ХХ изображен пример работы внешнего модуля. </text:span><text:span text:style-name="T8">В приведенном пример</text:span><text:span text:style-name="T5"> </text:span><text:span text:style-name="T8">сначала выполняется запрос "SELECT * FROM table100;" посредством описанного метода и выводится на экран время его выполнения, а затем этот же запрос выполняется для каждой реализации с целью </text:span><text:span text:style-name="T9">получения времени выполнения </text:span><text:span text:style-name="T10">и возможности его сравнения</text:span><text:span text:style-name="T9">.</text:span></text:p>
      <text:p text:style-name="P10"><text:span text:style-name="T5"/></text:p>
      <text:p text:style-name="P15"><text:span text:style-name="T5">c</text:span><text:span text:style-name="T3">ode/3</text:span></text:p>
      <text:p text:style-name="P15"><text:soft-page-break/><text:span text:style-name="T3">Рисунок </text:span><text:span text:style-name="T6">X.X</text:span><text:span text:style-name="T3"> — </text:span><text:span text:style-name="T7">Демонстрация работы внешнего модуля, выполняющего вызов реализованной функции.</text:span></text:p>
      <text:p text:style-name="P1"/>
      <text:p text:style-name="P5">3.Х Внешний пул</text:p>
      <text:p text:style-name="P11"><text:span text:style-name="T11"><text:tab/>Внешний модуль, описанный выше, также включает в себя реализацию внешнего пула соединений, использующего интерфейс библиотеки libpq. </text:span><text:span text:style-name="T12">Модуль был разработан</text:span><text:span text:style-name="T11"> с использованием умных указателей для предотвращения возможной утечки </text:span><text:span text:style-name="T12">ресурсов</text:span><text:span text:style-name="T11">. </text:span><text:span text:style-name="T12">Пул был реализован в качестве очереди соединений: в конец добавлялись свободные соединения, работа с которыми была завершена.</text:span></text:p>
      <text:p text:style-name="P11"><text:span text:style-name="T12"><text:tab/></text:span><text:span text:style-name="T13">На рисунке </text:span><text:span text:style-name="T14">3</text:span><text:span text:style-name="T13">.Х приведена реализация класса PGBackend, содержащего метод создания пула.</text:span></text:p>
      <text:p text:style-name="P5"/>
      <text:p text:style-name="P6">!УБРАТЬ АБЗАЦ ИЗ 4 ЧАСТИ!</text:p>
      <text:p text:style-name="P7">code/4</text:p>
      <text:p text:style-name="P12"><text:span text:style-name="T15">Рисунок </text:span><text:span text:style-name="T6">X.X</text:span><text:span text:style-name="T15"> — </text:span><text:span text:style-name="T16">Реализация класса PGBackend внешнего пула</text:span><text:span text:style-name="T7">.</text:span></text:p>
      <text:p text:style-name="P5"/>
      <text:p text:style-name="P2">3.X Тестирование программного продукта</text:p>
      <text:p text:style-name="P2"><text:tab/><text:span text:style-name="T1">Для выполнения тестирования была создана БД, состоящая из таблиц размером 10, 100, 200, 500, 1000, 5000 и 10.000 строк. При выполнения запроса SELECT для каждой из таблиц наблюдалась стабильная работа ПО. Также тестирование включало в себя выполнение четырех базовых запросов БД: SELECT, INSERT, UPDATE и DELETE. В таблице 3.1 приведены результаты замеров времени выполнения каждого запроса для стандартной функции PQexec и для разработанного метода PQexecThread.</text:span></text:p>
      <text:p text:style-name="P2"/>
      <text:p text:style-name="P3">Таблица 3.1 — <text:span text:style-name="T2">Время выполнения базовых запросов БД для стандартной и реализованной функций</text:span>.</text:p>
      <text:p text:style-name="P3"/>
      <text:p text:style-name="P9">Вывод</text:p>
      <text:p text:style-name="P13"><text:soft-page-break/><text:span text:style-name="T19"><text:tab/></text:span><text:span text:style-name="T20">В данном разделе </text:span><text:span text:style-name="T21">было</text:span><text:span text:style-name="T20"> выполнено обоснование программных средств реализации метода. Также </text:span><text:span text:style-name="T21">было выполнено тестирование разработанного программного обеспечения, реализующее описанный метод. Тестирование проводилось путем выполнения запросов в пределах одного соединения в нескольких потоках. Были</text:span><text:span text:style-name="T20"> описаны основные особенности реализац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0:40:28.718068418</meta:creation-date>
    <dc:date>2022-05-24T01:31:12.072952888</dc:date>
    <meta:editing-duration>PT50M29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3" meta:paragraph-count="22" meta:word-count="385" meta:character-count="2991" meta:non-whitespace-character-count="2617"/>
  </office:meta>
</office:document-meta>
</file>